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dc2d" officeooo:paragraph-rsid="0013dc2d" style:font-weight-asian="bold" style:font-weight-complex="bold"/>
    </style:style>
    <style:style style:name="P2" style:family="paragraph" style:parent-style-name="Standard">
      <style:text-properties officeooo:paragraph-rsid="0012cf0c"/>
    </style:style>
    <style:style style:name="P3" style:family="paragraph" style:parent-style-name="Standard">
      <style:text-properties officeooo:paragraph-rsid="0012cf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mstrong Number</text:p>
      <text:p text:style-name="P2">int power(int number,int ex){</text:p>
      <text:p text:style-name="P2"><text:s text:c="4"/>int i=0,res=1;</text:p>
      <text:p text:style-name="P2"><text:s text:c="4"/>while(i&lt;ex){</text:p>
      <text:p text:style-name="P2"><text:s text:c="8"/>res=res*number;</text:p>
      <text:p text:style-name="P2"><text:s text:c="8"/>i++;</text:p>
      <text:p text:style-name="P2"><text:s text:c="4"/>}</text:p>
      <text:p text:style-name="P2"><text:s text:c="4"/>return res;</text:p>
      <text:p text:style-name="P2">}</text:p>
      <text:p text:style-name="P2">#include &lt;iostream&gt;</text:p>
      <text:p text:style-name="P2"/>
      <text:p text:style-name="P2">using namespace std;</text:p>
      <text:p text:style-name="P2"/>
      <text:p text:style-name="P2">int main(){</text:p>
      <text:p text:style-name="P2"><text:s text:c="4"/>int num,digit;</text:p>
      <text:p text:style-name="P2"><text:s text:c="4"/>cout&lt;&lt;"ENTER THE NUMBER AND NO OF DIGIT ";</text:p>
      <text:p text:style-name="P2"><text:s text:c="4"/>cin&gt;&gt;num&gt;&gt;digit;</text:p>
      <text:p text:style-name="P2"><text:s text:c="4"/>int sum=0;</text:p>
      <text:p text:style-name="P2"><text:s text:c="4"/>int temp=num;</text:p>
      <text:p text:style-name="P2"><text:s text:c="4"/>int i=1;</text:p>
      <text:p text:style-name="P2"><text:s text:c="4"/>while(num&gt;0){</text:p>
      <text:p text:style-name="P2"><text:s text:c="8"/>int rem =num%10;</text:p>
      <text:p text:style-name="P2"><text:s text:c="8"/>sum =sum+(power(rem,digit));</text:p>
      <text:p text:style-name="P2"><text:s text:c="8"/>num=num/10;</text:p>
      <text:p text:style-name="P2"><text:s text:c="8"/></text:p>
      <text:p text:style-name="P2"><text:s text:c="4"/>}</text:p>
      <text:p text:style-name="P2"><text:s text:c="4"/>if(temp==sum){</text:p>
      <text:p text:style-name="P2"><text:s text:c="8"/>cout&lt;&lt;"It is Armstrong";</text:p>
      <text:p text:style-name="P2"><text:s text:c="8"/></text:p>
      <text:p text:style-name="P2"><text:s text:c="4"/>}</text:p>
      <text:p text:style-name="P2"><text:s text:c="4"/>else{</text:p>
      <text:p text:style-name="P2"><text:s text:c="9"/>cout&lt;&lt;"It is not Armstrong";</text:p>
      <text:p text:style-name="P2"><text:s text:c="4"/>}</text:p>
      <text:p text:style-name="P2"><text:s text:c="6"/>return 0;</text:p>
      <text:p text:style-name="P2"><text:s text:c="4"/>}</text:p>
      <text:p text:style-name="P2"/>
      <text:p text:style-name="P2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0:56:25.057710883</meta:creation-date>
    <dc:date>2022-06-28T15:15:46.593597917</dc:date>
    <meta:editing-duration>PT1H9M5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61" meta:character-count="557" meta:non-whitespace-character-count="378"/>
  </office:meta>
</office:document-meta>
</file>